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fo:font-style="normal" style:text-underline-style="none" style:font-style-asian="normal" style:font-style-complex="normal"/>
    </style:style>
    <style:style style:name="T1"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Issue gefunden warum ich kein Plugn machen kann: Wenn „Implements SerialPortReader“ weg ist beim SerialReader geht’s.. Warum verstehe ich nicht. Habe heute eine Konsole erstellt mit der man in MM debuggen kann. Hab einen Overflow Bug gefixed im Arduino Script.</text:p>
      <text:p text:style-name="Standard"/>
      <text:p text:style-name="Standard">Probleme: Na was soll ich jetzt mit meinem Code machen wenn die eine wichtige Stelle einfach nich funktioniert? (Einfach neu und anders schreiben) – Das leben ist kein zuckerschlecken mein Freund</text:p>
      <text:p text:style-name="Standard"/>
      <text:p text:style-name="Standard">Aufgabe für morgen: Andere Methode für SerialPort lesen suchen!</text:p>
      <text:p text:style-name="Standard"/>
      <text:p text:style-name="Standard">2.Tag</text:p>
      <text:p text:style-name="Standard">Neuer SerialPort hat sich als schwierig herausgestellt, da alle RXTX benutzen oder JavaCOMM was auf Windows nicht funktioniert. Aber Problem wurde behoben, man muss externe LIBS ins MicroManager verzeichnis kopieren ERROR Zwischenstand: GetPortIdentifiers hält alles auf</text:p>
      <text:p text:style-name="P1">Restliche Fehler auch behoben, erster kleiner Prototyp steht.<text:span text:style-name="T1"> </text:span></text:p>
      <text:p text:style-name="P2"/>
      <text:p text:style-name="P2">Weitere Idee: Machen dass nur 10 Nachrichten pro Sekunde übermittelt werden, damit man weniger Delay hat. ++ UND im mapper GUI einfach selbst alles eingeben, mit Rückmeldung ob das geht.</text:p>
      <text:p text:style-name="P2"/>
      <text:p text:style-name="P2">Habe jetzt ein kleines Mini Mikroskop bekommen zum spielen :D <text:s/>ud zum sehen wie gut alles tatsächlich funktioniert</text:p>
      <text:p text:style-name="P2"/>
      <text:p text:style-name="P2">3.Tag</text:p>
      <text:p text:style-name="P2"/>
      <text:p text:style-name="P2">Habe heute das GUI für den mapper angefangen. Habe ein Dynamisches GUI gebaut, das sich aus vorschleifen zusammensetzt, statt langweiliger vielklickarbeit.</text:p>
      <text:p text:style-name="P2"/>
      <text:p text:style-name="P2">Probleme: Issues hab ich bei dem Test ob die eingegebenen Daten sinn ergeben (Ich glaube die CoreJ methoden sind buggy und geben leere Listen über die Properties zurück) und issues damit dass ich nicht weiß wie man ein Textfield macht, das mehr als eine Zeile hat in einem Popup. </text:p>
      <text:p text:style-name="P2"/>
      <text:p text:style-name="P2">Aufgaben für morgen: Analogen Teil vom GUI fixen, möglichste weit beim Rest ko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6:28:51.27</meta:creation-date>
    <dc:date>2014-10-22T16:51:29.71</dc:date>
    <meta:editing-duration>PT6H11M52S</meta:editing-duration>
    <meta:editing-cycles>8</meta:editing-cycles>
    <meta:generator>OpenOffice.org/3.4.1$Win32 OpenOffice.org_project/341m1$Build-9593</meta:generator>
    <meta:document-statistic meta:table-count="0" meta:image-count="0" meta:object-count="0" meta:page-count="1" meta:paragraph-count="13" meta:word-count="258" meta:character-count="1683"/>
  </office:meta>
</office:document-meta>
</file>